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276" officeooo:paragraph-rsid="0002d276"/>
    </style:style>
    <style:style style:name="P2" style:family="paragraph" style:parent-style-name="Standard">
      <style:text-properties officeooo:rsid="0004c5cc" officeooo:paragraph-rsid="0004c5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Van de Hoek</text:p>
      <text:p text:style-name="P1"/>
      <text:p text:style-name="P1">As stated in the information, head of the department.<text:line-break/>We get orders in, we write programs, send them out, they get payed. Also we do maintenance.</text:p>
      <text:p text:style-name="P1">If a customer has an ongoing contract with us, we write a program that can be changed.</text:p>
      <text:p text:style-name="P1"/>
      <text:p text:style-name="P1">(how do your deparments work)<text:line-break/>sales begins with new client, details go to finance, somehow you guys start.</text:p>
      <text:p text:style-name="P1"/>
      <text:p text:style-name="P1">The thing is when the sales aquiers a new customer, they get as mutch information as posbile.<text:line-break/>If program is done we send a completion note.<text:line-break/><text:line-break/>Right now they get a notification through mail, telefone or what ever it is that day.</text:p>
      <text:p text:style-name="P1"/>
      <text:p text:style-name="P1">How good are your employees with computers</text:p>
      <text:p text:style-name="P1">verry efficient, since they are programmers.pp</text:p>
      <text:p text:style-name="P1"/>
      <text:p text:style-name="P1">As I said we are stil using office, when we started we were with about 10 people, and then office would be fine, seince its just 10 people. The departments were in the same room, so<text:line-break/>after a lot of growing, we now are hitting the limits of those programs. So things get lost, mistakes happen. Customers get bad products because of it.</text:p>
      <text:p text:style-name="P1"/>
      <text:p text:style-name="P2">Same problem as before, things dont get updated.</text:p>
      <text:p text:style-name="P2">No pay for maintenance, then 6 hours later they get the message.</text:p>
      <text:p text:style-name="P2"/>
      <text:p text:style-name="P2">Just the data from their own department just needs to be changed.</text:p>
      <text:p text:style-name="P2"/>
      <text:p text:style-name="P2">1 account aswell.</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09:44:41.207364686</meta:creation-date>
    <dc:date>2018-09-10T12:07:12.928043370</dc:date>
    <meta:editing-duration>PT1H45M53S</meta:editing-duration>
    <meta:editing-cycles>1</meta:editing-cycles>
    <meta:document-statistic meta:table-count="0" meta:image-count="0" meta:object-count="0" meta:page-count="1" meta:paragraph-count="12" meta:word-count="217" meta:character-count="1191" meta:non-whitespace-character-count="985"/>
    <meta:generator>LibreOffice/6.0.3.2$Linux_X86_64 LibreOffice_project/00m0$Build-2</meta:generator>
  </office:meta>
</office:document-meta>
</file>